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104cm"/>
    </style:style>
    <style:style style:name="co2" style:family="table-column">
      <style:table-column-properties fo:break-before="auto" style:column-width="4.8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ccessfactor</text:p>
          </table:table-cell>
          <table:table-cell office:value-type="string">
            <text:p>Solar Gains Component</text:p>
          </table:table-cell>
        </table:table-row>
        <table:table-row table:style-name="ro1">
          <table:table-cell office:value-type="string">
            <text:p>accessfactor</text:p>
          </table:table-cell>
          <table:table-cell office:value-type="string">
            <text:p>SolarGainsComponents</text:p>
          </table:table-cell>
        </table:table-row>
        <table:table-row table:style-name="ro1">
          <table:table-cell office:value-type="string">
            <text:p>ActOnCO2 Action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ActOnCO2 Metadata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additionalgains</text:p>
          </table:table-cell>
          <table:table-cell office:value-type="string">
            <text:p>Internal Gains</text:p>
          </table:table-cell>
        </table:table-row>
        <table:table-row table:style-name="ro1">
          <table:table-cell office:value-type="string">
            <text:p>additionalinfiltration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adjustedinfiltrationrate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adjustedlivingroomtemperature</text:p>
          </table:table-cell>
          <table:table-cell office:value-type="string">
            <text:p>Mean Internal Temperature</text:p>
          </table:table-cell>
        </table:table-row>
        <table:table-row table:style-name="ro1">
          <table:table-cell office:value-type="string">
            <text:p>adjustedtfa</text:p>
          </table:table-cell>
          <table:table-cell office:value-type="string">
            <text:p>HotWaterEnergyData</text:p>
          </table:table-cell>
        </table:table-row>
        <table:table-row table:style-name="ro1">
          <table:table-cell office:value-type="string">
            <text:p>adjustmentforgains</text:p>
          </table:table-cell>
          <table:table-cell office:value-type="string">
            <text:p>Mean Internal Temperature</text:p>
          </table:table-cell>
        </table:table-row>
        <table:table-row table:style-name="ro1">
          <table:table-cell office:value-type="string">
            <text:p>airchangesperhour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airpermeabilityvalue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area</text:p>
          </table:table-cell>
          <table:table-cell office:value-type="string">
            <text:p>Dwelling Dimensions</text:p>
          </table:table-cell>
        </table:table-row>
        <table:table-row table:style-name="ro1">
          <table:table-cell office:value-type="string">
            <text:p>area</text:p>
          </table:table-cell>
          <table:table-cell office:value-type="string">
            <text:p>Floor</text:p>
          </table:table-cell>
        </table:table-row>
        <table:table-row table:style-name="ro1">
          <table:table-cell office:value-type="string">
            <text:p>area</text:p>
          </table:table-cell>
          <table:table-cell office:value-type="string">
            <text:p>Solar Gains Component</text:p>
          </table:table-cell>
        </table:table-row>
        <table:table-row table:style-name="ro1">
          <table:table-cell office:value-type="string">
            <text:p>area</text:p>
          </table:table-cell>
          <table:table-cell office:value-type="string">
            <text:p>SolarGainsComponents</text:p>
          </table:table-cell>
        </table:table-row>
        <table:table-row table:style-name="ro1">
          <table:table-cell office:value-type="string">
            <text:p>areauvalue</text:p>
          </table:table-cell>
          <table:table-cell office:value-type="string">
            <text:p>Heat Losses</text:p>
          </table:table-cell>
        </table:table-row>
        <table:table-row table:style-name="ro1">
          <table:table-cell office:value-type="string">
            <text:p>balancedheatrecoverybasis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balancedheatrecovery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balancedwholehousemechanicalventilationbasis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balancedwholehousemechanicalventilation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basetemperature</text:p>
          </table:table-cell>
          <table:table-cell office:value-type="string">
            <text:p>Degree Days</text:p>
          </table:table-cell>
        </table:table-row>
        <table:table-row table:style-name="ro1">
          <table:table-cell office:value-type="string">
            <text:p>boilersheatpumpheatfraction</text:p>
          </table:table-cell>
          <table:table-cell office:value-type="string">
            <text:p>CHS Energy Requirement</text:p>
          </table:table-cell>
        </table:table-row>
        <table:table-row table:style-name="ro1">
          <table:table-cell office:value-type="string">
            <text:p>boilersheatpumpspaceheating</text:p>
          </table:table-cell>
          <table:table-cell office:value-type="string">
            <text:p>CHS Energy Requirement</text:p>
          </table:table-cell>
        </table:table-row>
        <table:table-row table:style-name="ro1">
          <table:table-cell office:value-type="string">
            <text:p>Bus Generic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Car Bands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Car Generic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Car Generic Electric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Car Specific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Car Specific UK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Car Specific US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chimneynumber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chimneysinfiltration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chimneyventilationrate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chpunitheatfraction</text:p>
          </table:table-cell>
          <table:table-cell office:value-type="string">
            <text:p>CHS Energy Requirement</text:p>
          </table:table-cell>
        </table:table-row>
        <table:table-row table:style-name="ro1">
          <table:table-cell office:value-type="string">
            <text:p>combilosses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cost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cost</text:p>
          </table:table-cell>
          <table:table-cell office:value-type="string">
            <text:p>FuelCosts</text:p>
          </table:table-cell>
        </table:table-row>
        <table:table-row table:style-name="ro1">
          <table:table-cell office:value-type="string">
            <text:p>cost</text:p>
          </table:table-cell>
          <table:table-cell office:value-type="string">
            <text:p>IHSFuelCosts</text:p>
          </table:table-cell>
        </table:table-row>
        <table:table-row table:style-name="ro1">
          <table:table-cell office:value-type="string">
            <text:p>currencyGBPPerMonth</text:p>
          </table:table-cell>
          <table:table-cell office:value-type="string">
            <text:p>Energy UK Price</text:p>
          </table:table-cell>
        </table:table-row>
        <table:table-row table:style-name="ro1">
          <table:table-cell office:value-type="string">
            <text:p>currencyGBPPerMonth</text:p>
          </table:table-cell>
          <table:table-cell office:value-type="string">
            <text:p>Personal</text:p>
          </table:table-cell>
        </table:table-row>
        <table:table-row table:style-name="ro1">
          <table:table-cell office:value-type="string">
            <text:p>currencyUSDPerMonth</text:p>
          </table:table-cell>
          <table:table-cell office:value-type="string">
            <text:p>Energy US Price</text:p>
          </table:table-cell>
        </table:table-row>
        <table:table-row table:style-name="ro1">
          <table:table-cell office:value-type="string">
            <text:p>cyclesPerMonth</text:p>
          </table:table-cell>
          <table:table-cell office:value-type="string">
            <text:p>Electrical washer</text:p>
          </table:table-cell>
        </table:table-row>
        <table:table-row table:style-name="ro1">
          <table:table-cell office:value-type="string">
            <text:p>cyclesPerMonth</text:p>
          </table:table-cell>
          <table:table-cell office:value-type="string">
            <text:p>Kitchen Generic</text:p>
          </table:table-cell>
        </table:table-row>
        <table:table-row table:style-name="ro1">
          <table:table-cell office:value-type="string">
            <text:p>daysBetweenFullCharge</text:p>
          </table:table-cell>
          <table:table-cell office:value-type="string">
            <text:p>Electrical rechargeable</text:p>
          </table:table-cell>
        </table:table-row>
        <table:table-row table:style-name="ro1">
          <table:table-cell office:value-type="string">
            <text:p>dedicatedcylindersolarstorage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degreedays</text:p>
          </table:table-cell>
          <table:table-cell office:value-type="string">
            <text:p>Degree Days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Bus Generic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Car Bands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Car Generic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Car Generic Electric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Car Specific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Car Specific UK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Motorcycle Generic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Ship Generic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Taxi Generic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Train Generic</text:p>
          </table:table-cell>
        </table:table-row>
        <table:table-row table:style-name="ro1">
          <table:table-cell office:value-type="string">
            <text:p>distanceKmPerMonth</text:p>
          </table:table-cell>
          <table:table-cell office:value-type="string">
            <text:p>Transport Other</text:p>
          </table:table-cell>
        </table:table-row>
        <table:table-row table:style-name="ro1">
          <table:table-cell office:value-type="string">
            <text:p>distanceKmPerYear</text:p>
          </table:table-cell>
          <table:table-cell office:value-type="string">
            <text:p>Plane Generic</text:p>
          </table:table-cell>
        </table:table-row>
        <table:table-row table:style-name="ro1">
          <table:table-cell office:value-type="string">
            <text:p>distanceMilesPerMonth</text:p>
          </table:table-cell>
          <table:table-cell office:value-type="string">
            <text:p>Car Specific US</text:p>
          </table:table-cell>
        </table:table-row>
        <table:table-row table:style-name="ro1">
          <table:table-cell office:value-type="string">
            <text:p>distributionlossfactor</text:p>
          </table:table-cell>
          <table:table-cell office:value-type="string">
            <text:p>CHS Energy Requirement</text:p>
          </table:table-cell>
        </table:table-row>
        <table:table-row table:style-name="ro1">
          <table:table-cell office:value-type="string">
            <text:p>distributionloss</text:p>
          </table:table-cell>
          <table:table-cell office:value-type="string">
            <text:p>HotWaterEnergyData</text:p>
          </table:table-cell>
        </table:table-row>
        <table:table-row table:style-name="ro1">
          <table:table-cell office:value-type="string">
            <text:p>distributionloss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draughtlobby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draughtstrippedpercentage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dwellingvolume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elementstotalarea</text:p>
          </table:table-cell>
          <table:table-cell office:value-type="string">
            <text:p>Heat Loss Parameter</text:p>
          </table:table-cell>
        </table:table-row>
        <table:table-row table:style-name="ro1">
          <table:table-cell office:value-type="string">
            <text:p>emission</text:p>
          </table:table-cell>
          <table:table-cell office:value-type="string">
            <text:p>CO2Emissions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CO2Emissions</text:p>
          </table:table-cell>
        </table:table-row>
        <table:table-row table:style-name="ro1">
          <table:table-cell office:value-type="string">
            <text:p>EnergyCostDeflator</text:p>
          </table:table-cell>
          <table:table-cell office:value-type="string">
            <text:p>Sap Rating</text:p>
          </table:table-cell>
        </table:table-row>
        <table:table-row table:style-name="ro1">
          <table:table-cell office:value-type="string">
            <text:p>EnergyCostFactor</text:p>
          </table:table-cell>
          <table:table-cell office:value-type="string">
            <text:p>Sap Rating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CO2Emissions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IHSFuelCosts</text:p>
          </table:table-cell>
        </table:table-row>
        <table:table-row table:style-name="ro1">
          <table:table-cell office:value-type="string">
            <text:p>fabricheatloss</text:p>
          </table:table-cell>
          <table:table-cell office:value-type="string">
            <text:p>Heat Loss Parameter</text:p>
          </table:table-cell>
        </table:table-row>
        <table:table-row table:style-name="ro1">
          <table:table-cell office:value-type="string">
            <text:p>factor</text:p>
          </table:table-cell>
          <table:table-cell office:value-type="string">
            <text:p>CO2Emissions</text:p>
          </table:table-cell>
        </table:table-row>
        <table:table-row table:style-name="ro1">
          <table:table-cell office:value-type="string">
            <text:p>ff</text:p>
          </table:table-cell>
          <table:table-cell office:value-type="string">
            <text:p>Solar Gains Component</text:p>
          </table:table-cell>
        </table:table-row>
        <table:table-row table:style-name="ro1">
          <table:table-cell office:value-type="string">
            <text:p>ff</text:p>
          </table:table-cell>
          <table:table-cell office:value-type="string">
            <text:p>SolarGainsComponents</text:p>
          </table:table-cell>
        </table:table-row>
        <table:table-row table:style-name="ro1">
          <table:table-cell office:value-type="string">
            <text:p>floorAreaM2</text:p>
          </table:table-cell>
          <table:table-cell office:value-type="string">
            <text:p>Metadata</text:p>
          </table:table-cell>
        </table:table-row>
        <table:table-row table:style-name="ro1">
          <table:table-cell office:value-type="string">
            <text:p>fluegasfirenumber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fluegasfireventilationrate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flux</text:p>
          </table:table-cell>
          <table:table-cell office:value-type="string">
            <text:p>Solar Gains Component</text:p>
          </table:table-cell>
        </table:table-row>
        <table:table-row table:style-name="ro1">
          <table:table-cell office:value-type="string">
            <text:p>flux</text:p>
          </table:table-cell>
          <table:table-cell office:value-type="string">
            <text:p>SolarGainsComponents</text:p>
          </table:table-cell>
        </table:table-row>
        <table:table-row table:style-name="ro1">
          <table:table-cell office:value-type="string">
            <text:p>fuel</text:p>
          </table:table-cell>
          <table:table-cell office:value-type="string">
            <text:p>FuelCosts</text:p>
          </table:table-cell>
        </table:table-row>
        <table:table-row table:style-name="ro1">
          <table:table-cell office:value-type="string">
            <text:p>fuel</text:p>
          </table:table-cell>
          <table:table-cell office:value-type="string">
            <text:p>IHSFuelCosts</text:p>
          </table:table-cell>
        </table:table-row>
        <table:table-row table:style-name="ro1">
          <table:table-cell office:value-type="string">
            <text:p>gainlossratio</text:p>
          </table:table-cell>
          <table:table-cell office:value-type="string">
            <text:p>Solar Gains Totals</text:p>
          </table:table-cell>
        </table:table-row>
        <table:table-row table:style-name="ro1">
          <table:table-cell office:value-type="string">
            <text:p>gains</text:p>
          </table:table-cell>
          <table:table-cell office:value-type="string">
            <text:p>Solar Gains Component</text:p>
          </table:table-cell>
        </table:table-row>
        <table:table-row table:style-name="ro1">
          <table:table-cell office:value-type="string">
            <text:p>gains</text:p>
          </table:table-cell>
          <table:table-cell office:value-type="string">
            <text:p>SolarGainsComponents</text:p>
          </table:table-cell>
        </table:table-row>
        <table:table-row table:style-name="ro1">
          <table:table-cell office:value-type="string">
            <text:p>gainstemperaturerise</text:p>
          </table:table-cell>
          <table:table-cell office:value-type="string">
            <text:p>Degree Days</text:p>
          </table:table-cell>
        </table:table-row>
        <table:table-row table:style-name="ro1">
          <table:table-cell office:value-type="string">
            <text:p>grossarea</text:p>
          </table:table-cell>
          <table:table-cell office:value-type="string">
            <text:p>Heat Losses</text:p>
          </table:table-cell>
        </table:table-row>
        <table:table-row table:style-name="ro1">
          <table:table-cell office:value-type="string">
            <text:p>gvalue</text:p>
          </table:table-cell>
          <table:table-cell office:value-type="string">
            <text:p>Solar Gains Component</text:p>
          </table:table-cell>
        </table:table-row>
        <table:table-row table:style-name="ro1">
          <table:table-cell office:value-type="string">
            <text:p>gvalue</text:p>
          </table:table-cell>
          <table:table-cell office:value-type="string">
            <text:p>SolarGainsComponents</text:p>
          </table:table-cell>
        </table:table-row>
        <table:table-row table:style-name="ro1">
          <table:table-cell office:value-type="string">
            <text:p>heatlosscoefficient</text:p>
          </table:table-cell>
          <table:table-cell office:value-type="string">
            <text:p>Heat Loss Parameter</text:p>
          </table:table-cell>
        </table:table-row>
        <table:table-row table:style-name="ro1">
          <table:table-cell office:value-type="string">
            <text:p>heatlossparameter</text:p>
          </table:table-cell>
          <table:table-cell office:value-type="string">
            <text:p>Heat Loss Parameter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Dwelling Dimension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Floor</text:p>
          </table:table-cell>
        </table:table-row>
        <table:table-row table:style-name="ro1">
          <table:table-cell office:value-type="string">
            <text:p>hotwaterenergycontent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hotwateroutput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hoursOnPerDay</text:p>
          </table:table-cell>
          <table:table-cell office:value-type="string">
            <text:p>Electrical generic</text:p>
          </table:table-cell>
        </table:table-row>
        <table:table-row table:style-name="ro1">
          <table:table-cell office:value-type="string">
            <text:p>hoursPerMonth</text:p>
          </table:table-cell>
          <table:table-cell office:value-type="string">
            <text:p>Televisions Generic</text:p>
          </table:table-cell>
        </table:table-row>
        <table:table-row table:style-name="ro1">
          <table:table-cell office:value-type="string">
            <text:p>hoursStandbyPerDay</text:p>
          </table:table-cell>
          <table:table-cell office:value-type="string">
            <text:p>Electrical generic</text:p>
          </table:table-cell>
        </table:table-row>
        <table:table-row table:style-name="ro1">
          <table:table-cell office:value-type="string">
            <text:p>infiltrationrate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intermittentflueventilationrate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intermittentnumber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kgCO2SavingPerYear</text:p>
          </table:table-cell>
          <table:table-cell office:value-type="string">
            <text:p>AAATipTest</text:p>
          </table:table-cell>
        </table:table-row>
        <table:table-row table:style-name="ro1">
          <table:table-cell office:value-type="string">
            <text:p>kgPerMonth</text:p>
          </table:table-cell>
          <table:table-cell office:value-type="string">
            <text:p>Energy Quantity</text:p>
          </table:table-cell>
        </table:table-row>
        <table:table-row table:style-name="ro1">
          <table:table-cell office:value-type="string">
            <text:p>kgPerMonth</text:p>
          </table:table-cell>
          <table:table-cell office:value-type="string">
            <text:p>Waste</text:p>
          </table:table-cell>
        </table:table-row>
        <table:table-row table:style-name="ro1">
          <table:table-cell office:value-type="string">
            <text:p>kmPerLitre</text:p>
          </table:table-cell>
          <table:table-cell office:value-type="string">
            <text:p>Car Generic</text:p>
          </table:table-cell>
        </table:table-row>
        <table:table-row table:style-name="ro1">
          <table:table-cell office:value-type="string">
            <text:p>kmPerLitre</text:p>
          </table:table-cell>
          <table:table-cell office:value-type="string">
            <text:p>Motorcycle Generic</text:p>
          </table:table-cell>
        </table:table-row>
        <table:table-row table:style-name="ro1">
          <table:table-cell office:value-type="string">
            <text:p>kmPerLitreOwn</text:p>
          </table:table-cell>
          <table:table-cell office:value-type="string">
            <text:p>Car Generic</text:p>
          </table:table-cell>
        </table:table-row>
        <table:table-row table:style-name="ro1">
          <table:table-cell office:value-type="string">
            <text:p>kmPerLitreOwn</text:p>
          </table:table-cell>
          <table:table-cell office:value-type="string">
            <text:p>Motorcycle Generic</text:p>
          </table:table-cell>
        </table:table-row>
        <table:table-row table:style-name="ro1">
          <table:table-cell office:value-type="string">
            <text:p>kWhGeneratedPerMonth</text:p>
          </table:table-cell>
          <table:table-cell office:value-type="string">
            <text:p>Renewable</text:p>
          </table:table-cell>
        </table:table-row>
        <table:table-row table:style-name="ro1">
          <table:table-cell office:value-type="string">
            <text:p>kWhPerMonth</text:p>
          </table:table-cell>
          <table:table-cell office:value-type="string">
            <text:p>Car Generic Electric</text:p>
          </table:table-cell>
        </table:table-row>
        <table:table-row table:style-name="ro1">
          <table:table-cell office:value-type="string">
            <text:p>kWhPerMonth</text:p>
          </table:table-cell>
          <table:table-cell office:value-type="string">
            <text:p>Electricity</text:p>
          </table:table-cell>
        </table:table-row>
        <table:table-row table:style-name="ro1">
          <table:table-cell office:value-type="string">
            <text:p>kWhPerMonth</text:p>
          </table:table-cell>
          <table:table-cell office:value-type="string">
            <text:p>Energy Quantity</text:p>
          </table:table-cell>
        </table:table-row>
        <table:table-row table:style-name="ro1">
          <table:table-cell office:value-type="string">
            <text:p>kWhPerMonth</text:p>
          </table:table-cell>
          <table:table-cell office:value-type="string">
            <text:p>Energy UK Suppliers</text:p>
          </table:table-cell>
        </table:table-row>
        <table:table-row table:style-name="ro1">
          <table:table-cell office:value-type="string">
            <text:p>kWhPerMonth</text:p>
          </table:table-cell>
          <table:table-cell office:value-type="string">
            <text:p>Energy US State</text:p>
          </table:table-cell>
        </table:table-row>
        <table:table-row table:style-name="ro1">
          <table:table-cell office:value-type="string">
            <text:p>kWhPerMonth</text:p>
          </table:table-cell>
          <table:table-cell office:value-type="string">
            <text:p>JHTestElectricity</text:p>
          </table:table-cell>
        </table:table-row>
        <table:table-row table:style-name="ro1">
          <table:table-cell office:value-type="string">
            <text:p>kWhPerMonth</text:p>
          </table:table-cell>
          <table:table-cell office:value-type="string">
            <text:p>TestJHUSSubregion</text:p>
          </table:table-cell>
        </table:table-row>
        <table:table-row table:style-name="ro1">
          <table:table-cell office:value-type="string">
            <text:p>kWhReadingCurrent</text:p>
          </table:table-cell>
          <table:table-cell office:value-type="string">
            <text:p>Electricity</text:p>
          </table:table-cell>
        </table:table-row>
        <table:table-row table:style-name="ro1">
          <table:table-cell office:value-type="string">
            <text:p>kWhReadingCurrent</text:p>
          </table:table-cell>
          <table:table-cell office:value-type="string">
            <text:p>Energy Quantity</text:p>
          </table:table-cell>
        </table:table-row>
        <table:table-row table:style-name="ro1">
          <table:table-cell office:value-type="string">
            <text:p>kWhReadingCurrent</text:p>
          </table:table-cell>
          <table:table-cell office:value-type="string">
            <text:p>JHTestElectricity</text:p>
          </table:table-cell>
        </table:table-row>
        <table:table-row table:style-name="ro1">
          <table:table-cell office:value-type="string">
            <text:p>kWhReadingLast</text:p>
          </table:table-cell>
          <table:table-cell office:value-type="string">
            <text:p>Electricity</text:p>
          </table:table-cell>
        </table:table-row>
        <table:table-row table:style-name="ro1">
          <table:table-cell office:value-type="string">
            <text:p>kWhReadingLast</text:p>
          </table:table-cell>
          <table:table-cell office:value-type="string">
            <text:p>Energy Quantity</text:p>
          </table:table-cell>
        </table:table-row>
        <table:table-row table:style-name="ro1">
          <table:table-cell office:value-type="string">
            <text:p>kWhReadingLast</text:p>
          </table:table-cell>
          <table:table-cell office:value-type="string">
            <text:p>JHTestElectricity</text:p>
          </table:table-cell>
        </table:table-row>
        <table:table-row table:style-name="ro1">
          <table:table-cell office:value-type="string">
            <text:p>lat1</text:p>
          </table:table-cell>
          <table:table-cell office:value-type="string">
            <text:p>Plane Generic</text:p>
          </table:table-cell>
        </table:table-row>
        <table:table-row table:style-name="ro1">
          <table:table-cell office:value-type="string">
            <text:p>lat2</text:p>
          </table:table-cell>
          <table:table-cell office:value-type="string">
            <text:p>Plane Generic</text:p>
          </table:table-cell>
        </table:table-row>
        <table:table-row table:style-name="ro1">
          <table:table-cell office:value-type="string">
            <text:p>lightappliancesmetabolic</text:p>
          </table:table-cell>
          <table:table-cell office:value-type="string">
            <text:p>Internal Gains</text:p>
          </table:table-cell>
        </table:table-row>
        <table:table-row table:style-name="ro1">
          <table:table-cell office:value-type="string">
            <text:p>litresPerMonth</text:p>
          </table:table-cell>
          <table:table-cell office:value-type="string">
            <text:p>Energy Quantity</text:p>
          </table:table-cell>
        </table:table-row>
        <table:table-row table:style-name="ro1">
          <table:table-cell office:value-type="string">
            <text:p>litresPerMonth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string">
            <text:p>livingareafraction</text:p>
          </table:table-cell>
          <table:table-cell office:value-type="string">
            <text:p>Mean Internal Temperature</text:p>
          </table:table-cell>
        </table:table-row>
        <table:table-row table:style-name="ro1">
          <table:table-cell office:value-type="string">
            <text:p>livingareameaninternaltemperature</text:p>
          </table:table-cell>
          <table:table-cell office:value-type="string">
            <text:p>Mean Internal Temperature</text:p>
          </table:table-cell>
        </table:table-row>
        <table:table-row table:style-name="ro1">
          <table:table-cell office:value-type="string">
            <text:p>long1</text:p>
          </table:table-cell>
          <table:table-cell office:value-type="string">
            <text:p>Plane Generic</text:p>
          </table:table-cell>
        </table:table-row>
        <table:table-row table:style-name="ro1">
          <table:table-cell office:value-type="string">
            <text:p>long2</text:p>
          </table:table-cell>
          <table:table-cell office:value-type="string">
            <text:p>Plane Generic</text:p>
          </table:table-cell>
        </table:table-row>
        <table:table-row table:style-name="ro1">
          <table:table-cell office:value-type="string">
            <text:p>lowenergylightingreduction</text:p>
          </table:table-cell>
          <table:table-cell office:value-type="string">
            <text:p>Internal Gains</text:p>
          </table:table-cell>
        </table:table-row>
        <table:table-row table:style-name="ro1">
          <table:table-cell office:value-type="string">
            <text:p>materialAmount</text:p>
          </table:table-cell>
          <table:table-cell office:value-type="string">
            <text:p>WattzonTest2</text:p>
          </table:table-cell>
        </table:table-row>
        <table:table-row table:style-name="ro1">
          <table:table-cell office:value-type="string">
            <text:p>materialCO2PerEnergy</text:p>
          </table:table-cell>
          <table:table-cell office:value-type="string">
            <text:p>WattzonTest2</text:p>
          </table:table-cell>
        </table:table-row>
        <table:table-row table:style-name="ro1">
          <table:table-cell office:value-type="string">
            <text:p>materialEnergyPerAmount</text:p>
          </table:table-cell>
          <table:table-cell office:value-type="string">
            <text:p>WattzonTest2</text:p>
          </table:table-cell>
        </table:table-row>
        <table:table-row table:style-name="ro1">
          <table:table-cell office:value-type="string">
            <text:p>materialEnergy</text:p>
          </table:table-cell>
          <table:table-cell office:value-type="string">
            <text:p>WattzonTest2</text:p>
          </table:table-cell>
        </table:table-row>
        <table:table-row table:style-name="ro1">
          <table:table-cell office:value-type="string">
            <text:p>meaninternaltemperature</text:p>
          </table:table-cell>
          <table:table-cell office:value-type="string">
            <text:p>Mean Internal Temperature</text:p>
          </table:table-cell>
        </table:table-row>
        <table:table-row table:style-name="ro1">
          <table:table-cell office:value-type="string">
            <text:p>minutesPerDay</text:p>
          </table:table-cell>
          <table:table-cell office:value-type="string">
            <text:p>Water Usage</text:p>
          </table:table-cell>
        </table:table-row>
        <table:table-row table:style-name="ro1">
          <table:table-cell office:value-type="string">
            <text:p>mpgOwn</text:p>
          </table:table-cell>
          <table:table-cell office:value-type="string">
            <text:p>Car Specific US</text:p>
          </table:table-cell>
        </table:table-row>
        <table:table-row table:style-name="ro1">
          <table:table-cell office:value-type="string">
            <text:p>naturalventilation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netarea</text:p>
          </table:table-cell>
          <table:table-cell office:value-type="string">
            <text:p>Heat Losses</text:p>
          </table:table-cell>
        </table:table-row>
        <table:table-row table:style-name="ro1">
          <table:table-cell office:value-type="string">
            <text:p>numberOfClicks</text:p>
          </table:table-cell>
          <table:table-cell office:value-type="string">
            <text:p>Web Click</text:p>
          </table:table-cell>
        </table:table-row>
        <table:table-row table:style-name="ro1">
          <table:table-cell office:value-type="string">
            <text:p>numberOfDeliveries</text:p>
          </table:table-cell>
          <table:table-cell office:value-type="string">
            <text:p>Energy Quantity</text:p>
          </table:table-cell>
        </table:table-row>
        <table:table-row table:style-name="ro1">
          <table:table-cell office:value-type="string">
            <text:p>numberOfDeliveries</text:p>
          </table:table-cell>
          <table:table-cell office:value-type="string">
            <text:p>Energy UK Price</text:p>
          </table:table-cell>
        </table:table-row>
        <table:table-row table:style-name="ro1">
          <table:table-cell office:value-type="string">
            <text:p>numberOfPeople</text:p>
          </table:table-cell>
          <table:table-cell office:value-type="string">
            <text:p>Hob</text:p>
          </table:table-cell>
        </table:table-row>
        <table:table-row table:style-name="ro1">
          <table:table-cell office:value-type="string">
            <text:p>numberOfPeople</text:p>
          </table:table-cell>
          <table:table-cell office:value-type="string">
            <text:p>Oven</text:p>
          </table:table-cell>
        </table:table-row>
        <table:table-row table:style-name="ro1">
          <table:table-cell office:value-type="string">
            <text:p>numberofstoreys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numberOwned</text:p>
          </table:table-cell>
          <table:table-cell office:value-type="string">
            <text:p>Electrical fridge_freezer</text:p>
          </table:table-cell>
        </table:table-row>
        <table:table-row table:style-name="ro1">
          <table:table-cell office:value-type="string">
            <text:p>occupants</text:p>
          </table:table-cell>
          <table:table-cell office:value-type="string">
            <text:p>Car Generic</text:p>
          </table:table-cell>
        </table:table-row>
        <table:table-row table:style-name="ro1">
          <table:table-cell office:value-type="string">
            <text:p>occupants</text:p>
          </table:table-cell>
          <table:table-cell office:value-type="string">
            <text:p>Car Generic Electric</text:p>
          </table:table-cell>
        </table:table-row>
        <table:table-row table:style-name="ro1">
          <table:table-cell office:value-type="string">
            <text:p>occupants</text:p>
          </table:table-cell>
          <table:table-cell office:value-type="string">
            <text:p>Motorcycle Generic</text:p>
          </table:table-cell>
        </table:table-row>
        <table:table-row table:style-name="ro1">
          <table:table-cell office:value-type="string">
            <text:p>openfluenumber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openflueventilationrate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openings</text:p>
          </table:table-cell>
          <table:table-cell office:value-type="string">
            <text:p>Heat Losses</text:p>
          </table:table-cell>
        </table:table-row>
        <table:table-row table:style-name="ro1">
          <table:table-cell office:value-type="string">
            <text:p>overallefficiency</text:p>
          </table:table-cell>
          <table:table-cell office:value-type="string">
            <text:p>CHS Energy Requirement</text:p>
          </table:table-cell>
        </table:table-row>
        <table:table-row table:style-name="ro1">
          <table:table-cell office:value-type="string">
            <text:p>parsecsPerMonth</text:p>
          </table:table-cell>
          <table:table-cell office:value-type="string">
            <text:p>Teleporter</text:p>
          </table:table-cell>
        </table:table-row>
        <table:table-row table:style-name="ro1">
          <table:table-cell office:value-type="string">
            <text:p>pressuretest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price</text:p>
          </table:table-cell>
          <table:table-cell office:value-type="string">
            <text:p>FuelCosts</text:p>
          </table:table-cell>
        </table:table-row>
        <table:table-row table:style-name="ro1">
          <table:table-cell office:value-type="string">
            <text:p>price</text:p>
          </table:table-cell>
          <table:table-cell office:value-type="string">
            <text:p>IHSFuelCosts</text:p>
          </table:table-cell>
        </table:table-row>
        <table:table-row table:style-name="ro1">
          <table:table-cell office:value-type="string">
            <text:p>primarycircuitlosses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pumpfanseleccombikeephotfacility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pumpfanseleceachcentralheatingpump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pumpfanseleceachfanflueboiler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pumpfanselecoutsidemechanicalventilation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pumpfanselecsolarwaterheatingpump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pumpfanselectotalelectricity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pumpfanselecwarmairheatingsystemfans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pumpsfanselectricity</text:p>
          </table:table-cell>
          <table:table-cell office:value-type="string">
            <text:p>CHS Energy Requirement</text:p>
          </table:table-cell>
        </table:table-row>
        <table:table-row table:style-name="ro1">
          <table:table-cell office:value-type="string">
            <text:p>recoveredchpspaceheating</text:p>
          </table:table-cell>
          <table:table-cell office:value-type="string">
            <text:p>CHS Energy Requirement</text:p>
          </table:table-cell>
        </table:table-row>
        <table:table-row table:style-name="ro1">
          <table:table-cell office:value-type="string">
            <text:p>restofhousefraction</text:p>
          </table:table-cell>
          <table:table-cell office:value-type="string">
            <text:p>Mean Internal Temperature</text:p>
          </table:table-cell>
        </table:table-row>
        <table:table-row table:style-name="ro1">
          <table:table-cell office:value-type="string">
            <text:p>SAPRating</text:p>
          </table:table-cell>
          <table:table-cell office:value-type="string">
            <text:p>Sap Rating</text:p>
          </table:table-cell>
        </table:table-row>
        <table:table-row table:style-name="ro1">
          <table:table-cell office:value-type="string">
            <text:p>scaling</text:p>
          </table:table-cell>
          <table:table-cell office:value-type="string">
            <text:p>CO2Emissions</text:p>
          </table:table-cell>
        </table:table-row>
        <table:table-row table:style-name="ro1">
          <table:table-cell office:value-type="string">
            <text:p>scaling</text:p>
          </table:table-cell>
          <table:table-cell office:value-type="string">
            <text:p>FuelCosts</text:p>
          </table:table-cell>
        </table:table-row>
        <table:table-row table:style-name="ro1">
          <table:table-cell office:value-type="string">
            <text:p>scaling</text:p>
          </table:table-cell>
          <table:table-cell office:value-type="string">
            <text:p>IHSFuelCosts</text:p>
          </table:table-cell>
        </table:table-row>
        <table:table-row table:style-name="ro1">
          <table:table-cell office:value-type="string">
            <text:p>shelteredsidenumber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shelterfactor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solardhwinput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string">
            <text:p>CO2Emissions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string">
            <text:p>IHSFuelCosts</text:p>
          </table:table-cell>
        </table:table-row>
        <table:table-row table:style-name="ro1">
          <table:table-cell office:value-type="string">
            <text:p>spaceheatingefficencysecondaryheatingsystem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spaceheatingefficiencymainheatingsystem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spaceheatingfractionsecondarysystem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spaceheatingrequirement</text:p>
          </table:table-cell>
          <table:table-cell office:value-type="string">
            <text:p>Space Heating Requirement</text:p>
          </table:table-cell>
        </table:table-row>
        <table:table-row table:style-name="ro1">
          <table:table-cell office:value-type="string">
            <text:p>spaceheatingspacemainheatingfuelrequirement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spaceheatingspacesecondaryheatingfuel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structuralinfiltration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suspendedwoodenfloor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temperatureadjustment</text:p>
          </table:table-cell>
          <table:table-cell office:value-type="string">
            <text:p>Mean Internal Temperature</text:p>
          </table:table-cell>
        </table:table-row>
        <table:table-row table:style-name="ro1">
          <table:table-cell office:value-type="string">
            <text:p>tfa</text:p>
          </table:table-cell>
          <table:table-cell office:value-type="string">
            <text:p>HotWaterEnergyData</text:p>
          </table:table-cell>
        </table:table-row>
        <table:table-row table:style-name="ro1">
          <table:table-cell office:value-type="string">
            <text:p>thermalbridges</text:p>
          </table:table-cell>
          <table:table-cell office:value-type="string">
            <text:p>Heat Loss Parameter</text:p>
          </table:table-cell>
        </table:table-row>
        <table:table-row table:style-name="ro1">
          <table:table-cell office:value-type="string">
            <text:p>totalfabricheatloss</text:p>
          </table:table-cell>
          <table:table-cell office:value-type="string">
            <text:p>Heat Loss Parameter</text:p>
          </table:table-cell>
        </table:table-row>
        <table:table-row table:style-name="ro1">
          <table:table-cell office:value-type="string">
            <text:p>totalgains</text:p>
          </table:table-cell>
          <table:table-cell office:value-type="string">
            <text:p>Solar Gains Totals</text:p>
          </table:table-cell>
        </table:table-row>
        <table:table-row table:style-name="ro1">
          <table:table-cell office:value-type="string">
            <text:p>totalinternalgains</text:p>
          </table:table-cell>
          <table:table-cell office:value-type="string">
            <text:p>Internal Gains</text:p>
          </table:table-cell>
        </table:table-row>
        <table:table-row table:style-name="ro1">
          <table:table-cell office:value-type="string">
            <text:p>totalsolargains</text:p>
          </table:table-cell>
          <table:table-cell office:value-type="string">
            <text:p>Solar Gains Totals</text:p>
          </table:table-cell>
        </table:table-row>
        <table:table-row table:style-name="ro1">
          <table:table-cell office:value-type="string">
            <text:p>usagePerQuarter</text:p>
          </table:table-cell>
          <table:table-cell office:value-type="string">
            <text:p>Energy UK Seasonal</text:p>
          </table:table-cell>
        </table:table-row>
        <table:table-row table:style-name="ro1">
          <table:table-cell office:value-type="string">
            <text:p>usage</text:p>
          </table:table-cell>
          <table:table-cell office:value-type="string">
            <text:p>WattzonTest</text:p>
          </table:table-cell>
        </table:table-row>
        <table:table-row table:style-name="ro1">
          <table:table-cell office:value-type="string">
            <text:p>usefulgains</text:p>
          </table:table-cell>
          <table:table-cell office:value-type="string">
            <text:p>Solar Gains Totals</text:p>
          </table:table-cell>
        </table:table-row>
        <table:table-row table:style-name="ro1">
          <table:table-cell office:value-type="string">
            <text:p>usesPerDay</text:p>
          </table:table-cell>
          <table:table-cell office:value-type="string">
            <text:p>Water Usage</text:p>
          </table:table-cell>
        </table:table-row>
        <table:table-row table:style-name="ro1">
          <table:table-cell office:value-type="string">
            <text:p>utilisationfactor</text:p>
          </table:table-cell>
          <table:table-cell office:value-type="string">
            <text:p>Solar Gains Totals</text:p>
          </table:table-cell>
        </table:table-row>
        <table:table-row table:style-name="ro1">
          <table:table-cell office:value-type="string">
            <text:p>uvalue</text:p>
          </table:table-cell>
          <table:table-cell office:value-type="string">
            <text:p>Heat Losses</text:p>
          </table:table-cell>
        </table:table-row>
        <table:table-row table:style-name="ro1">
          <table:table-cell office:value-type="string">
            <text:p>ventilationheatloss</text:p>
          </table:table-cell>
          <table:table-cell office:value-type="string">
            <text:p>Heat Loss Parameter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Dwelling Dimensions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Floor</text:p>
          </table:table-cell>
        </table:table-row>
        <table:table-row table:style-name="ro1">
          <table:table-cell office:value-type="string">
            <text:p>waterenergyusage</text:p>
          </table:table-cell>
          <table:table-cell office:value-type="string">
            <text:p>HotWaterEnergyData</text:p>
          </table:table-cell>
        </table:table-row>
        <table:table-row table:style-name="ro1">
          <table:table-cell office:value-type="string">
            <text:p>waterheatedboilersheatpump</text:p>
          </table:table-cell>
          <table:table-cell office:value-type="string">
            <text:p>CHS Energy Requirement</text:p>
          </table:table-cell>
        </table:table-row>
        <table:table-row table:style-name="ro1">
          <table:table-cell office:value-type="string">
            <text:p>waterheatedrecoveredchp</text:p>
          </table:table-cell>
          <table:table-cell office:value-type="string">
            <text:p>CHS Energy Requirement</text:p>
          </table:table-cell>
        </table:table-row>
        <table:table-row table:style-name="ro1">
          <table:table-cell office:value-type="string">
            <text:p>waterheatingenergyrequired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waterheatingheaterefficiency</text:p>
          </table:table-cell>
          <table:table-cell office:value-type="string">
            <text:p>IHS Energy Requirement</text:p>
          </table:table-cell>
        </table:table-row>
        <table:table-row table:style-name="ro1">
          <table:table-cell office:value-type="string">
            <text:p>waterheatingheatgains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waterheating</text:p>
          </table:table-cell>
          <table:table-cell office:value-type="string">
            <text:p>Internal Gains</text:p>
          </table:table-cell>
        </table:table-row>
        <table:table-row table:style-name="ro1">
          <table:table-cell office:value-type="string">
            <text:p>waterlossdeclaredcylinderlossfactornotknowntemperatureenergylost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waterlossdeclaredcylinderlossfactornotknowntemperature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waterlossdeclaredcylinderlossfactornotknownvolumehotwater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waterlossdeclaredcylinderlossfactornotknownvolume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WaterLossknownmanufacturersdeclaredlossfactor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waterlosstemperaturefactor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waterloss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waterstorageenergyloss</text:p>
          </table:table-cell>
          <table:table-cell office:value-type="string">
            <text:p>Water Heating Energy</text:p>
          </table:table-cell>
        </table:table-row>
        <table:table-row table:style-name="ro1">
          <table:table-cell office:value-type="string">
            <text:p>waterusage</text:p>
          </table:table-cell>
          <table:table-cell office:value-type="string">
            <text:p>HotWaterEnergyData</text:p>
          </table:table-cell>
        </table:table-row>
        <table:table-row table:style-name="ro1">
          <table:table-cell office:value-type="string">
            <text:p>wholehouseextractventilation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windowinfiltration</text:p>
          </table:table-cell>
          <table:table-cell office:value-type="string">
            <text:p>Ventilation Rate</text:p>
          </table:table-cell>
        </table:table-row>
        <table:table-row table:style-name="ro1">
          <table:table-cell office:value-type="string">
            <text:p>zonaltemperaturedifferentiation</text:p>
          </table:table-cell>
          <table:table-cell office:value-type="string">
            <text:p>Mean Internal Temperatu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8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48"/>
  </office:meta>
</office:document-meta>
</file>